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bcbec4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bcbec4" style:text-outline="false" style:text-line-through-style="none" style:text-line-through-typ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bcbec4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7in" svg:height="3.5449in" svg:x="9.4421in" svg:y="0.0319in">
            <draw:object draw:notify-on-update-of-ranges="Sheet1.A2:Sheet1.A4 Sheet1.B1:Sheet1.B1 Sheet1.B2:Sheet1.B4 Sheet1.C1:Sheet1.C1 Sheet1.C2:Sheet1.C4 Sheet1.D1:Sheet1.D1 Sheet1.D2:Sheet1.D4 Sheet1.E1:Sheet1.E1 Sheet1.E2:Sheet1.E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37in" svg:height="3.5449in" svg:x="16.5402in" svg:y="0.0205in">
            <draw:object draw:notify-on-update-of-ranges="Sheet1.A7:Sheet1.A11 Sheet1.B6:Sheet1.B6 Sheet1.B7:Sheet1.B11 Sheet1.C6:Sheet1.C6 Sheet1.C7:Sheet1.C11 Sheet1.D6:Sheet1.D6 Sheet1.D7:Sheet1.D11 Sheet1.E6:Sheet1.E6 Sheet1.E7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9.4484in" svg:y="3.7409in">
            <draw:object draw:notify-on-update-of-ranges="Sheet1.A14:Sheet1.A16 Sheet1.B13:Sheet1.B13 Sheet1.B14:Sheet1.B16 Sheet1.C13:Sheet1.C13 Sheet1.C14:Sheet1.C16 Sheet1.D13:Sheet1.D13 Sheet1.D14:Sheet1.D16 Sheet1.E13:Sheet1.E13 Sheet1.E14:Sheet1.E16 Sheet1.F13:Sheet1.F13 Sheet1.F14:Sheet1.F16 Sheet1.G13:Sheet1.G13 Sheet1.G14:Sheet1.G16 Sheet1.H13:Sheet1.H13 Sheet1.H14:Sheet1.H16 Sheet1.I13:Sheet1.I13 Sheet1.I14:Sheet1.I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6.5437in" svg:y="3.763in">
            <draw:object draw:notify-on-update-of-ranges="Sheet1.A19:Sheet1.A24 Sheet1.B18:Sheet1.B18 Sheet1.B19:Sheet1.B24 Sheet1.C18:Sheet1.C18 Sheet1.C19:Sheet1.C24 Sheet1.D18:Sheet1.D18 Sheet1.D19:Sheet1.D24 Sheet1.E18:Sheet1.E18 Sheet1.E19:Sheet1.E24 Sheet1.F18:Sheet1.F18 Sheet1.F19:Sheet1.F24 Sheet1.G18:Sheet1.G18 Sheet1.G19:Sheet1.G24 Sheet1.H18:Sheet1.H18 Sheet1.H19:Sheet1.H24 Sheet1.I18:Sheet1.I18 Sheet1.I19:Sheet1.I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3.1559in" svg:y="4.463in">
            <draw:object draw:notify-on-update-of-ranges="Sheet1.A27:Sheet1.A31 Sheet1.A27:Sheet1.A27 Sheet1.B27:Sheet1.B27 Sheet1.A28:Sheet1.A28 Sheet1.B28:Sheet1.B28 Sheet1.A29:Sheet1.A29 Sheet1.B29:Sheet1.B29 Sheet1.A30:Sheet1.A30 Sheet1.B30:Sheet1.B30 Sheet1.A31:Sheet1.A31 Sheet1.B31:Sheet1.B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est users – songs</text:p>
          </table:table-cell>
          <table:table-cell office:value-type="string" calcext:value-type="string">
            <text:p>ubm (seq)</text:p>
          </table:table-cell>
          <table:table-cell office:value-type="string" calcext:value-type="string">
            <text:p>ibm (seq)</text:p>
          </table:table-cell>
          <table:table-cell office:value-type="string" calcext:value-type="string">
            <text:p>ubm (par)</text:p>
          </table:table-cell>
          <table:table-cell office:value-type="string" calcext:value-type="string">
            <text:p>ibm (p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4798</text:p>
          </table:table-cell>
          <table:table-cell office:value-type="float" office:value="42857" calcext:value-type="float">
            <text:p>42857</text:p>
          </table:table-cell>
          <table:table-cell office:value-type="float" office:value="70839" calcext:value-type="float">
            <text:p>70839</text:p>
          </table:table-cell>
          <table:table-cell office:value-type="float" office:value="15507" calcext:value-type="float">
            <text:p>15507</text:p>
          </table:table-cell>
          <table:table-cell office:value-type="float" office:value="25829" calcext:value-type="float">
            <text:p>25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 – 5679</text:p>
          </table:table-cell>
          <table:table-cell office:value-type="float" office:value="253379" calcext:value-type="float">
            <text:p>253379</text:p>
          </table:table-cell>
          <table:table-cell office:value-type="float" office:value="516129" calcext:value-type="float">
            <text:p>516129</text:p>
          </table:table-cell>
          <table:table-cell office:value-type="float" office:value="105049" calcext:value-type="float">
            <text:p>105049</text:p>
          </table:table-cell>
          <table:table-cell office:value-type="float" office:value="233113" calcext:value-type="float">
            <text:p>233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– 6620</text:p>
          </table:table-cell>
          <table:table-cell office:value-type="float" office:value="739567" calcext:value-type="float">
            <text:p>739567</text:p>
          </table:table-cell>
          <table:table-cell office:value-type="float" office:value="1403311" calcext:value-type="float">
            <text:p>1403311</text:p>
          </table:table-cell>
          <table:table-cell office:value-type="float" office:value="210372" calcext:value-type="float">
            <text:p>210372</text:p>
          </table:table-cell>
          <table:table-cell office:value-type="float" office:value="402987" calcext:value-type="float">
            <text:p>40298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rain users – songs</text:p>
          </table:table-cell>
          <table:table-cell office:value-type="string" calcext:value-type="string">
            <text:p>ubm (seq)</text:p>
          </table:table-cell>
          <table:table-cell office:value-type="string" calcext:value-type="string">
            <text:p>ibm (seq)</text:p>
          </table:table-cell>
          <table:table-cell office:value-type="string" calcext:value-type="string">
            <text:p>ubm (par)</text:p>
          </table:table-cell>
          <table:table-cell office:value-type="string" calcext:value-type="string">
            <text:p>ibm (p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– 4798</text:p>
          </table:table-cell>
          <table:table-cell office:value-type="float" office:value="42857" calcext:value-type="float">
            <text:p>42857</text:p>
          </table:table-cell>
          <table:table-cell office:value-type="float" office:value="70839" calcext:value-type="float">
            <text:p>70839</text:p>
          </table:table-cell>
          <table:table-cell office:value-type="float" office:value="15507" calcext:value-type="float">
            <text:p>15507</text:p>
          </table:table-cell>
          <table:table-cell office:value-type="float" office:value="25829" calcext:value-type="float">
            <text:p>25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 – 8763</text:p>
          </table:table-cell>
          <table:table-cell office:value-type="float" office:value="136434" calcext:value-type="float">
            <text:p>136434</text:p>
          </table:table-cell>
          <table:table-cell office:value-type="float" office:value="166437" calcext:value-type="float">
            <text:p>166437</text:p>
          </table:table-cell>
          <table:table-cell office:value-type="float" office:value="46980" calcext:value-type="float">
            <text:p>46980</text:p>
          </table:table-cell>
          <table:table-cell office:value-type="float" office:value="63112" calcext:value-type="float">
            <text:p>63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 – 11660 </text:p>
          </table:table-cell>
          <table:table-cell office:value-type="float" office:value="277385" calcext:value-type="float">
            <text:p>277385</text:p>
          </table:table-cell>
          <table:table-cell office:value-type="float" office:value="464244" calcext:value-type="float">
            <text:p>464244</text:p>
          </table:table-cell>
          <table:table-cell office:value-type="float" office:value="118278" calcext:value-type="float">
            <text:p>118278</text:p>
          </table:table-cell>
          <table:table-cell office:value-type="float" office:value="185948" calcext:value-type="float">
            <text:p>185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 – 14497</text:p>
          </table:table-cell>
          <table:table-cell office:value-type="float" office:value="484250" calcext:value-type="float">
            <text:p>484250</text:p>
          </table:table-cell>
          <table:table-cell office:value-type="float" office:value="415634" calcext:value-type="float">
            <text:p>415634</text:p>
          </table:table-cell>
          <table:table-cell office:value-type="float" office:value="201378" calcext:value-type="float">
            <text:p>201378</text:p>
          </table:table-cell>
          <table:table-cell office:value-type="float" office:value="159863" calcext:value-type="float">
            <text:p>159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0 – 16785</text:p>
          </table:table-cell>
          <table:table-cell office:value-type="float" office:value="1090257" calcext:value-type="float">
            <text:p>1090257</text:p>
          </table:table-cell>
          <table:table-cell office:value-type="float" office:value="823119" calcext:value-type="float">
            <text:p>823119</text:p>
          </table:table-cell>
          <table:table-cell office:value-type="float" office:value="425118" calcext:value-type="float">
            <text:p>425118</text:p>
          </table:table-cell>
          <table:table-cell office:value-type="float" office:value="330385" calcext:value-type="float">
            <text:p>33038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 users – songs</text:p>
          </table:table-cell>
          <table:table-cell office:value-type="string" calcext:value-type="string">
            <text:p>ubm (seq)</text:p>
          </table:table-cell>
          <table:table-cell office:value-type="string" calcext:value-type="string">
            <text:p>ibm (seq)</text:p>
          </table:table-cell>
          <table:table-cell office:value-type="string" calcext:value-type="string">
            <text:p>ubm (par)</text:p>
          </table:table-cell>
          <table:table-cell office:value-type="string" calcext:value-type="string">
            <text:p>ibm (par)</text:p>
          </table:table-cell>
          <table:table-cell office:value-type="string" calcext:value-type="string">
            <text:p>ubm1 (dist)</text:p>
          </table:table-cell>
          <table:table-cell office:value-type="string" calcext:value-type="string">
            <text:p>ubm2 (dist)</text:p>
          </table:table-cell>
          <table:table-cell office:value-type="string" calcext:value-type="string">
            <text:p>ibm1 (dist)</text:p>
          </table:table-cell>
          <table:table-cell office:value-type="string" calcext:value-type="string">
            <text:p>ibm2 (dist)</text:p>
          </table:table-cell>
        </table:table-row>
        <table:table-row table:style-name="ro1">
          <table:table-cell office:value-type="string" calcext:value-type="string">
            <text:p>10 – 4798</text:p>
          </table:table-cell>
          <table:table-cell office:value-type="float" office:value="58175" calcext:value-type="float">
            <text:p>58175</text:p>
          </table:table-cell>
          <table:table-cell office:value-type="float" office:value="95395" calcext:value-type="float">
            <text:p>95395</text:p>
          </table:table-cell>
          <table:table-cell office:value-type="float" office:value="53851" calcext:value-type="float">
            <text:p>53851</text:p>
          </table:table-cell>
          <table:table-cell office:value-type="float" office:value="52474" calcext:value-type="float">
            <text:p>52474</text:p>
          </table:table-cell>
          <table:table-cell table:style-name="ce2" office:value-type="float" office:value="32020" calcext:value-type="float">
            <text:p>32020</text:p>
          </table:table-cell>
          <table:table-cell office:value-type="float" office:value="42351" calcext:value-type="float">
            <text:p>42351</text:p>
          </table:table-cell>
          <table:table-cell office:value-type="float" office:value="7790" calcext:value-type="float">
            <text:p>7790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string" calcext:value-type="string">
            <text:p>50 – 5679</text:p>
          </table:table-cell>
          <table:table-cell office:value-type="float" office:value="655528" calcext:value-type="float">
            <text:p>655528</text:p>
          </table:table-cell>
          <table:table-cell office:value-type="float" office:value="732643" calcext:value-type="float">
            <text:p>732643</text:p>
          </table:table-cell>
          <table:table-cell office:value-type="float" office:value="359120" calcext:value-type="float">
            <text:p>359120</text:p>
          </table:table-cell>
          <table:table-cell office:value-type="float" office:value="376764" calcext:value-type="float">
            <text:p>376764</text:p>
          </table:table-cell>
          <table:table-cell office:value-type="float" office:value="95183" calcext:value-type="float">
            <text:p>95183</text:p>
          </table:table-cell>
          <table:table-cell office:value-type="float" office:value="213722" calcext:value-type="float">
            <text:p>213722</text:p>
          </table:table-cell>
          <table:table-cell office:value-type="float" office:value="98225" calcext:value-type="float">
            <text:p>98225</text:p>
          </table:table-cell>
          <table:table-cell office:value-type="float" office:value="27701" calcext:value-type="float">
            <text:p>27701</text:p>
          </table:table-cell>
        </table:table-row>
        <table:table-row table:style-name="ro1">
          <table:table-cell office:value-type="string" calcext:value-type="string">
            <text:p>100 – 6620</text:p>
          </table:table-cell>
          <table:table-cell office:value-type="float" office:value="1453406" calcext:value-type="float">
            <text:p>1453406</text:p>
          </table:table-cell>
          <table:table-cell office:value-type="float" office:value="1803859" calcext:value-type="float">
            <text:p>1803859</text:p>
          </table:table-cell>
          <table:table-cell office:value-type="float" office:value="733755" calcext:value-type="float">
            <text:p>733755</text:p>
          </table:table-cell>
          <table:table-cell office:value-type="float" office:value="1061279" calcext:value-type="float">
            <text:p>1061279</text:p>
          </table:table-cell>
          <table:table-cell office:value-type="float" office:value="147121" calcext:value-type="float">
            <text:p>147121</text:p>
          </table:table-cell>
          <table:table-cell office:value-type="float" office:value="424269" calcext:value-type="float">
            <text:p>424269</text:p>
          </table:table-cell>
          <table:table-cell office:value-type="float" office:value="193660" calcext:value-type="float">
            <text:p>193660</text:p>
          </table:table-cell>
          <table:table-cell office:value-type="float" office:value="68685" calcext:value-type="float">
            <text:p>6868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rain users – songs</text:p>
          </table:table-cell>
          <table:table-cell office:value-type="string" calcext:value-type="string">
            <text:p>ubm (seq)</text:p>
          </table:table-cell>
          <table:table-cell office:value-type="string" calcext:value-type="string">
            <text:p>ibm (seq)</text:p>
          </table:table-cell>
          <table:table-cell office:value-type="string" calcext:value-type="string">
            <text:p>ubm (par)</text:p>
          </table:table-cell>
          <table:table-cell office:value-type="string" calcext:value-type="string">
            <text:p>ibm (par)</text:p>
          </table:table-cell>
          <table:table-cell office:value-type="string" calcext:value-type="string">
            <text:p>ubm1 (dist)</text:p>
          </table:table-cell>
          <table:table-cell office:value-type="string" calcext:value-type="string">
            <text:p>ubm2 (dist)</text:p>
          </table:table-cell>
          <table:table-cell office:value-type="string" calcext:value-type="string">
            <text:p>ibm1 (dist)</text:p>
          </table:table-cell>
          <table:table-cell office:value-type="string" calcext:value-type="string">
            <text:p>ibm2 (dist)</text:p>
          </table:table-cell>
        </table:table-row>
        <table:table-row table:style-name="ro1">
          <table:table-cell office:value-type="string" calcext:value-type="string">
            <text:p>100 – 4798</text:p>
          </table:table-cell>
          <table:table-cell office:value-type="float" office:value="58175" calcext:value-type="float">
            <text:p>58175</text:p>
          </table:table-cell>
          <table:table-cell office:value-type="float" office:value="95395" calcext:value-type="float">
            <text:p>95395</text:p>
          </table:table-cell>
          <table:table-cell office:value-type="float" office:value="53851" calcext:value-type="float">
            <text:p>53851</text:p>
          </table:table-cell>
          <table:table-cell office:value-type="float" office:value="52474" calcext:value-type="float">
            <text:p>52474</text:p>
          </table:table-cell>
          <table:table-cell table:style-name="ce2" office:value-type="float" office:value="32020" calcext:value-type="float">
            <text:p>32020</text:p>
          </table:table-cell>
          <table:table-cell office:value-type="float" office:value="42351" calcext:value-type="float">
            <text:p>42351</text:p>
          </table:table-cell>
          <table:table-cell office:value-type="float" office:value="7790" calcext:value-type="float">
            <text:p>7790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string" calcext:value-type="string">
            <text:p>200 – 8763</text:p>
          </table:table-cell>
          <table:table-cell office:value-type="float" office:value="272104" calcext:value-type="float">
            <text:p>272104</text:p>
          </table:table-cell>
          <table:table-cell office:value-type="float" office:value="249830" calcext:value-type="float">
            <text:p>249830</text:p>
          </table:table-cell>
          <table:table-cell office:value-type="float" office:value="146988" calcext:value-type="float">
            <text:p>146988</text:p>
          </table:table-cell>
          <table:table-cell office:value-type="float" office:value="113650" calcext:value-type="float">
            <text:p>113650</text:p>
          </table:table-cell>
          <table:table-cell office:value-type="float" office:value="59725" calcext:value-type="float">
            <text:p>59725</text:p>
          </table:table-cell>
          <table:table-cell office:value-type="float" office:value="95462" calcext:value-type="float">
            <text:p>95462</text:p>
          </table:table-cell>
          <table:table-cell office:value-type="float" office:value="47734" calcext:value-type="float">
            <text:p>47734</text:p>
          </table:table-cell>
          <table:table-cell office:value-type="float" office:value="18244" calcext:value-type="float">
            <text:p>18244</text:p>
          </table:table-cell>
        </table:table-row>
        <table:table-row table:style-name="ro1">
          <table:table-cell office:value-type="string" calcext:value-type="string">
            <text:p>300 – 11660 </text:p>
          </table:table-cell>
          <table:table-cell office:value-type="float" office:value="513474" calcext:value-type="float">
            <text:p>513474</text:p>
          </table:table-cell>
          <table:table-cell office:value-type="float" office:value="635022" calcext:value-type="float">
            <text:p>635022</text:p>
          </table:table-cell>
          <table:table-cell office:value-type="float" office:value="220897" calcext:value-type="float">
            <text:p>220897</text:p>
          </table:table-cell>
          <table:table-cell office:value-type="float" office:value="378365" calcext:value-type="float">
            <text:p>378365</text:p>
          </table:table-cell>
          <table:table-cell office:value-type="float" office:value="162974" calcext:value-type="float">
            <text:p>162974</text:p>
          </table:table-cell>
          <table:table-cell office:value-type="float" office:value="202068" calcext:value-type="float">
            <text:p>202068</text:p>
          </table:table-cell>
          <table:table-cell office:value-type="float" office:value="109075" calcext:value-type="float">
            <text:p>109075</text:p>
          </table:table-cell>
          <table:table-cell office:value-type="float" office:value="42347" calcext:value-type="float">
            <text:p>42347</text:p>
          </table:table-cell>
        </table:table-row>
        <table:table-row table:style-name="ro1">
          <table:table-cell office:value-type="string" calcext:value-type="string">
            <text:p>400 – 14497</text:p>
          </table:table-cell>
          <table:table-cell table:style-name="ce3" office:value-type="float" office:value="832376" calcext:value-type="float">
            <text:p>832376</text:p>
          </table:table-cell>
          <table:table-cell office:value-type="float" office:value="625668" calcext:value-type="float">
            <text:p>625668</text:p>
          </table:table-cell>
          <table:table-cell office:value-type="float" office:value="384275" calcext:value-type="float">
            <text:p>384275</text:p>
          </table:table-cell>
          <table:table-cell office:value-type="float" office:value="301811" calcext:value-type="float">
            <text:p>301811</text:p>
          </table:table-cell>
          <table:table-cell office:value-type="float" office:value="155877" calcext:value-type="float">
            <text:p>155877</text:p>
          </table:table-cell>
          <table:table-cell office:value-type="float" office:value="125346" calcext:value-type="float">
            <text:p>125346</text:p>
          </table:table-cell>
          <table:table-cell office:value-type="float" office:value="70841" calcext:value-type="float">
            <text:p>70841</text:p>
          </table:table-cell>
          <table:table-cell office:value-type="float" office:value="66695" calcext:value-type="float">
            <text:p>66695</text:p>
          </table:table-cell>
        </table:table-row>
        <table:table-row table:style-name="ro1">
          <table:table-cell office:value-type="string" calcext:value-type="string">
            <text:p>500 – 16785</text:p>
          </table:table-cell>
          <table:table-cell office:value-type="float" office:value="1635081" calcext:value-type="float">
            <text:p>1635081</text:p>
          </table:table-cell>
          <table:table-cell office:value-type="float" office:value="1334183" calcext:value-type="float">
            <text:p>1334183</text:p>
          </table:table-cell>
          <table:table-cell office:value-type="float" office:value="799185" calcext:value-type="float">
            <text:p>799185</text:p>
          </table:table-cell>
          <table:table-cell office:value-type="float" office:value="622275" calcext:value-type="float">
            <text:p>622275</text:p>
          </table:table-cell>
          <table:table-cell office:value-type="float" office:value="313024" calcext:value-type="float">
            <text:p>313024</text:p>
          </table:table-cell>
          <table:table-cell office:value-type="float" office:value="250710" calcext:value-type="float">
            <text:p>250710</text:p>
          </table:table-cell>
          <table:table-cell office:value-type="float" office:value="138590" calcext:value-type="float">
            <text:p>138590</text:p>
          </table:table-cell>
          <table:table-cell office:value-type="float" office:value="114828" calcext:value-type="float">
            <text:p>114828</text:p>
          </table:table-cell>
        </table:table-row>
        <table:table-row table:style-name="ro1">
          <table:table-cell office:value-type="string" calcext:value-type="string">
            <text:p>1000 – 14497</text:p>
          </table:table-cell>
          <table:table-cell table:number-columns-repeated="4"/>
          <table:table-cell office:value-type="float" office:value="1484891" calcext:value-type="float">
            <text:p>1484891</text:p>
          </table:table-cell>
          <table:table-cell office:value-type="float" office:value="1420594" calcext:value-type="float">
            <text:p>1420594</text:p>
          </table:table-cell>
          <table:table-cell office:value-type="float" office:value="574715" calcext:value-type="float">
            <text:p>574715</text:p>
          </table:table-cell>
          <table:table-cell office:value-type="float" office:value="606498" calcext:value-type="float">
            <text:p>60649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bm</text:p>
          </table:table-cell>
          <table:table-cell office:value-type="float" office:value="0.0385800219" calcext:value-type="float">
            <text:p>0.03858002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0.142942848" calcext:value-type="float">
            <text:p>0.142942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m</text:p>
          </table:table-cell>
          <table:table-cell table:style-name="ce1" office:value-type="float" office:value="0.1369886698" calcext:value-type="float">
            <text:p>0.13698866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</text:p>
          </table:table-cell>
          <table:table-cell table:style-name="ce1" office:value-type="float" office:value="0.0950991402" calcext:value-type="float">
            <text:p>0.0950991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m</text:p>
          </table:table-cell>
          <table:table-cell table:style-name="ce1" office:value-type="float" office:value="0.101490377" calcext:value-type="float">
            <text:p>0.1014903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9:34:00.662049980</meta:creation-date>
    <dc:date>2023-06-24T22:18:23.030013694</dc:date>
    <meta:editing-duration>PT19M48S</meta:editing-duration>
    <meta:editing-cycles>4</meta:editing-cycles>
    <meta:generator>LibreOffice/7.3.7.2$Linux_X86_64 LibreOffice_project/30$Build-2</meta:generator>
    <meta:document-statistic meta:table-count="1" meta:cell-count="15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3.967cm" svg:y="0.316cm" chart:style-name="ch2">
          <text:p>Execution times (ms) with 10 test users</text:p>
        </chart:title>
        <chart:legend chart:legend-position="end" svg:x="13.108cm" svg:y="3.456cm" style:legend-expansion="high" chart:style-name="ch3"/>
        <chart:plot-area chart:style-name="ch4" table:cell-range-address="Sheet1.A7:Sheet1.E11 Sheet1.B6:Sheet1.E6" chart:data-source-has-labels="both" svg:x="1.33cm" svg:y="1.275cm" svg:width="11.459cm" svg:height="6.569cm">
          <chart:coordinate-region svg:x="2.877cm" svg:y="1.475cm" svg:width="8.971cm" svg:height="5.722cm"/>
          <chart:axis chart:dimension="x" chart:name="primary-x" chart:style-name="ch5" chartooo:axis-type="text">
            <chart:title svg:x="5.679cm" svg:y="8.024cm" chart:style-name="ch6">
              <text:p>train users - songs</text:p>
            </chart:title>
            <chart:categories table:cell-range-address="Sheet1.A7:Sheet1.A11"/>
          </chart:axis>
          <chart:axis chart:dimension="y" chart:name="primary-y" chart:style-name="ch5">
            <chart:title svg:x="0.451cm" svg:y="4.828cm" chart:style-name="ch7">
              <text:p>ms</text:p>
            </chart:title>
            <chart:grid chart:style-name="ch8" chart:class="major"/>
          </chart:axis>
          <chart:series chart:style-name="ch9" chart:values-cell-range-address="Sheet1.B7:Sheet1.B11" chart:label-cell-address="Sheet1.B6:Sheet1.B6" chart:class="chart:line">
            <chart:data-point chart:repeated="5"/>
          </chart:series>
          <chart:series chart:style-name="ch10" chart:values-cell-range-address="Sheet1.C7:Sheet1.C11" chart:label-cell-address="Sheet1.C6:Sheet1.C6" chart:class="chart:line">
            <chart:data-point chart:repeated="5"/>
          </chart:series>
          <chart:series chart:style-name="ch11" chart:values-cell-range-address="Sheet1.D7:Sheet1.D11" chart:label-cell-address="Sheet1.D6:Sheet1.D6" chart:class="chart:line">
            <chart:data-point chart:repeated="5"/>
          </chart:series>
          <chart:series chart:style-name="ch12" chart:values-cell-range-address="Sheet1.E7:Sheet1.E11" chart:label-cell-address="Sheet1.E6:Sheet1.E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 (seq)</text:p>
                <draw:g>
                  <svg:desc>Sheet1.B6:Sheet1.B6</svg:desc>
                </draw:g>
              </table:table-cell>
              <table:table-cell office:value-type="string">
                <text:p>ibm (seq)</text:p>
                <draw:g>
                  <svg:desc>Sheet1.C6:Sheet1.C6</svg:desc>
                </draw:g>
              </table:table-cell>
              <table:table-cell office:value-type="string">
                <text:p>ubm (par)</text:p>
                <draw:g>
                  <svg:desc>Sheet1.D6:Sheet1.D6</svg:desc>
                </draw:g>
              </table:table-cell>
              <table:table-cell office:value-type="string">
                <text:p>ibm (par)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– 4798</text:p>
                <draw:g>
                  <svg:desc>Sheet1.A7:Sheet1.A11</svg:desc>
                </draw:g>
              </table:table-cell>
              <table:table-cell office:value-type="float" office:value="42857">
                <text:p>42857</text:p>
                <draw:g>
                  <svg:desc>Sheet1.B7:Sheet1.B11</svg:desc>
                </draw:g>
              </table:table-cell>
              <table:table-cell office:value-type="float" office:value="70839">
                <text:p>70839</text:p>
                <draw:g>
                  <svg:desc>Sheet1.C7:Sheet1.C11</svg:desc>
                </draw:g>
              </table:table-cell>
              <table:table-cell office:value-type="float" office:value="15507">
                <text:p>15507</text:p>
                <draw:g>
                  <svg:desc>Sheet1.D7:Sheet1.D11</svg:desc>
                </draw:g>
              </table:table-cell>
              <table:table-cell office:value-type="float" office:value="25829">
                <text:p>25829</text:p>
                <draw:g>
                  <svg:desc>Sheet1.E7:Sheet1.E11</svg:desc>
                </draw:g>
              </table:table-cell>
            </table:table-row>
            <table:table-row>
              <table:table-cell office:value-type="string">
                <text:p>200 – 8763</text:p>
              </table:table-cell>
              <table:table-cell office:value-type="float" office:value="136434">
                <text:p>136434</text:p>
              </table:table-cell>
              <table:table-cell office:value-type="float" office:value="166437">
                <text:p>166437</text:p>
              </table:table-cell>
              <table:table-cell office:value-type="float" office:value="46980">
                <text:p>46980</text:p>
              </table:table-cell>
              <table:table-cell office:value-type="float" office:value="63112">
                <text:p>63112</text:p>
              </table:table-cell>
            </table:table-row>
            <table:table-row>
              <table:table-cell office:value-type="string">
                <text:p>300 – 11660 </text:p>
              </table:table-cell>
              <table:table-cell office:value-type="float" office:value="277385">
                <text:p>277385</text:p>
              </table:table-cell>
              <table:table-cell office:value-type="float" office:value="464244">
                <text:p>464244</text:p>
              </table:table-cell>
              <table:table-cell office:value-type="float" office:value="118278">
                <text:p>118278</text:p>
              </table:table-cell>
              <table:table-cell office:value-type="float" office:value="185948">
                <text:p>185948</text:p>
              </table:table-cell>
            </table:table-row>
            <table:table-row>
              <table:table-cell office:value-type="string">
                <text:p>400 – 14497</text:p>
              </table:table-cell>
              <table:table-cell office:value-type="float" office:value="484250">
                <text:p>484250</text:p>
              </table:table-cell>
              <table:table-cell office:value-type="float" office:value="415634">
                <text:p>415634</text:p>
              </table:table-cell>
              <table:table-cell office:value-type="float" office:value="201378">
                <text:p>201378</text:p>
              </table:table-cell>
              <table:table-cell office:value-type="float" office:value="159863">
                <text:p>159863</text:p>
              </table:table-cell>
            </table:table-row>
            <table:table-row>
              <table:table-cell office:value-type="string">
                <text:p>500 – 16785</text:p>
              </table:table-cell>
              <table:table-cell office:value-type="float" office:value="1090257">
                <text:p>1090257</text:p>
              </table:table-cell>
              <table:table-cell office:value-type="float" office:value="823119">
                <text:p>823119</text:p>
              </table:table-cell>
              <table:table-cell office:value-type="float" office:value="425118">
                <text:p>425118</text:p>
              </table:table-cell>
              <table:table-cell office:value-type="float" office:value="330385">
                <text:p>330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3.782cm" svg:y="0.316cm" chart:style-name="ch2">
          <text:p>Execution times (ms) with 100 train users</text:p>
        </chart:title>
        <chart:legend chart:legend-position="end" svg:x="13.108cm" svg:y="3.456cm" style:legend-expansion="high" chart:style-name="ch3"/>
        <chart:plot-area chart:style-name="ch4" table:cell-range-address="Sheet1.A2:Sheet1.E4 Sheet1.B1:Sheet1.E1" chart:data-source-has-labels="both" svg:x="1.33cm" svg:y="1.275cm" svg:width="11.459cm" svg:height="6.569cm">
          <chart:coordinate-region svg:x="2.877cm" svg:y="1.474cm" svg:width="9.064cm" svg:height="5.723cm"/>
          <chart:axis chart:dimension="x" chart:name="primary-x" chart:style-name="ch5" chartooo:axis-type="text">
            <chart:title svg:x="5.745cm" svg:y="8.024cm" chart:style-name="ch6">
              <text:p>test users - songs</text:p>
            </chart:title>
            <chart:categories table:cell-range-address="Sheet1.A2:Sheet1.A4"/>
          </chart:axis>
          <chart:axis chart:dimension="y" chart:name="primary-y" chart:style-name="ch5">
            <chart:title svg:x="0.451cm" svg:y="4.828cm" chart:style-name="ch7">
              <text:p>ms</text:p>
            </chart:title>
            <chart:grid chart:style-name="ch8" chart:class="major"/>
          </chart:axis>
          <chart:series chart:style-name="ch9" chart:values-cell-range-address="Sheet1.B2:Sheet1.B4" chart:label-cell-address="Sheet1.B1:Sheet1.B1" chart:class="chart:line">
            <chart:data-point chart:repeated="3"/>
          </chart:series>
          <chart:series chart:style-name="ch10" chart:values-cell-range-address="Sheet1.C2:Sheet1.C4" chart:label-cell-address="Sheet1.C1:Sheet1.C1" chart:class="chart:line">
            <chart:data-point chart:repeated="3"/>
          </chart:series>
          <chart:series chart:style-name="ch11" chart:values-cell-range-address="Sheet1.D2:Sheet1.D4" chart:label-cell-address="Sheet1.D1:Sheet1.D1" chart:class="chart:line">
            <chart:data-point chart:repeated="3"/>
          </chart:series>
          <chart:series chart:style-name="ch12" chart:values-cell-range-address="Sheet1.E2:Sheet1.E4" chart:label-cell-address="Sheet1.E1:Sheet1.E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 (seq)</text:p>
                <draw:g>
                  <svg:desc>Sheet1.B1:Sheet1.B1</svg:desc>
                </draw:g>
              </table:table-cell>
              <table:table-cell office:value-type="string">
                <text:p>ibm (seq)</text:p>
                <draw:g>
                  <svg:desc>Sheet1.C1:Sheet1.C1</svg:desc>
                </draw:g>
              </table:table-cell>
              <table:table-cell office:value-type="string">
                <text:p>ubm (par)</text:p>
                <draw:g>
                  <svg:desc>Sheet1.D1:Sheet1.D1</svg:desc>
                </draw:g>
              </table:table-cell>
              <table:table-cell office:value-type="string">
                <text:p>ibm (par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– 4798</text:p>
                <draw:g>
                  <svg:desc>Sheet1.A2:Sheet1.A4</svg:desc>
                </draw:g>
              </table:table-cell>
              <table:table-cell office:value-type="float" office:value="42857">
                <text:p>42857</text:p>
                <draw:g>
                  <svg:desc>Sheet1.B2:Sheet1.B4</svg:desc>
                </draw:g>
              </table:table-cell>
              <table:table-cell office:value-type="float" office:value="70839">
                <text:p>70839</text:p>
                <draw:g>
                  <svg:desc>Sheet1.C2:Sheet1.C4</svg:desc>
                </draw:g>
              </table:table-cell>
              <table:table-cell office:value-type="float" office:value="15507">
                <text:p>15507</text:p>
                <draw:g>
                  <svg:desc>Sheet1.D2:Sheet1.D4</svg:desc>
                </draw:g>
              </table:table-cell>
              <table:table-cell office:value-type="float" office:value="25829">
                <text:p>25829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50 – 5679</text:p>
              </table:table-cell>
              <table:table-cell office:value-type="float" office:value="253379">
                <text:p>253379</text:p>
              </table:table-cell>
              <table:table-cell office:value-type="float" office:value="516129">
                <text:p>516129</text:p>
              </table:table-cell>
              <table:table-cell office:value-type="float" office:value="105049">
                <text:p>105049</text:p>
              </table:table-cell>
              <table:table-cell office:value-type="float" office:value="233113">
                <text:p>233113</text:p>
              </table:table-cell>
            </table:table-row>
            <table:table-row>
              <table:table-cell office:value-type="string">
                <text:p>100 – 6620</text:p>
              </table:table-cell>
              <table:table-cell office:value-type="float" office:value="739567">
                <text:p>739567</text:p>
              </table:table-cell>
              <table:table-cell office:value-type="float" office:value="1403311">
                <text:p>1403311</text:p>
              </table:table-cell>
              <table:table-cell office:value-type="float" office:value="210372">
                <text:p>210372</text:p>
              </table:table-cell>
              <table:table-cell office:value-type="float" office:value="402987">
                <text:p>4029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89cm" svg:y="0.316cm" chart:style-name="ch2">
          <text:p>Execution times (ms) with 100 train users</text:p>
        </chart:title>
        <chart:legend chart:legend-position="end" svg:x="12.936cm" svg:y="2.458cm" style:legend-expansion="high" chart:style-name="ch3"/>
        <chart:plot-area chart:style-name="ch4" table:cell-range-address="Sheet1.A14:Sheet1.I16 Sheet1.B13:Sheet1.I13" chart:data-source-has-labels="both" svg:x="1.331cm" svg:y="1.275cm" svg:width="11.285cm" svg:height="6.564cm">
          <chart:coordinate-region svg:x="2.878cm" svg:y="1.474cm" svg:width="8.89cm" svg:height="5.718cm"/>
          <chart:axis chart:dimension="x" chart:name="primary-x" chart:style-name="ch5" chartooo:axis-type="auto">
            <chartooo:date-scale/>
            <chart:title svg:x="5.659cm" svg:y="8.019cm" chart:style-name="ch6">
              <text:p>test users - songs</text:p>
            </chart:title>
            <chart:categories table:cell-range-address="Sheet1.A14:Sheet1.A16"/>
          </chart:axis>
          <chart:axis chart:dimension="y" chart:name="primary-y" chart:style-name="ch5">
            <chart:title svg:x="0.451cm" svg:y="4.826cm" chart:style-name="ch7">
              <text:p>ms</text:p>
            </chart:title>
            <chart:grid chart:style-name="ch8" chart:class="major"/>
          </chart:axis>
          <chart:series chart:style-name="ch9" chart:values-cell-range-address="Sheet1.B14:Sheet1.B16" chart:label-cell-address="Sheet1.B13:Sheet1.B13" chart:class="chart:line">
            <chart:data-point chart:repeated="3"/>
          </chart:series>
          <chart:series chart:style-name="ch10" chart:values-cell-range-address="Sheet1.C14:Sheet1.C16" chart:label-cell-address="Sheet1.C13:Sheet1.C13" chart:class="chart:line">
            <chart:data-point chart:repeated="3"/>
          </chart:series>
          <chart:series chart:style-name="ch11" chart:values-cell-range-address="Sheet1.D14:Sheet1.D16" chart:label-cell-address="Sheet1.D13:Sheet1.D13" chart:class="chart:line">
            <chart:data-point chart:repeated="3"/>
          </chart:series>
          <chart:series chart:style-name="ch12" chart:values-cell-range-address="Sheet1.E14:Sheet1.E16" chart:label-cell-address="Sheet1.E13:Sheet1.E13" chart:class="chart:line">
            <chart:data-point chart:repeated="3"/>
          </chart:series>
          <chart:series chart:style-name="ch13" chart:values-cell-range-address="Sheet1.F14:Sheet1.F16" chart:label-cell-address="Sheet1.F13:Sheet1.F13" chart:class="chart:line">
            <chart:data-point chart:repeated="3"/>
          </chart:series>
          <chart:series chart:style-name="ch14" chart:values-cell-range-address="Sheet1.G14:Sheet1.G16" chart:label-cell-address="Sheet1.G13:Sheet1.G13" chart:class="chart:line">
            <chart:data-point chart:repeated="3"/>
          </chart:series>
          <chart:series chart:style-name="ch15" chart:values-cell-range-address="Sheet1.H14:Sheet1.H16" chart:label-cell-address="Sheet1.H13:Sheet1.H13" chart:class="chart:line">
            <chart:data-point chart:repeated="3"/>
          </chart:series>
          <chart:series chart:style-name="ch16" chart:values-cell-range-address="Sheet1.I14:Sheet1.I16" chart:label-cell-address="Sheet1.I13:Sheet1.I13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 (seq)</text:p>
                <draw:g>
                  <svg:desc>Sheet1.B13:Sheet1.B13</svg:desc>
                </draw:g>
              </table:table-cell>
              <table:table-cell office:value-type="string">
                <text:p>ibm (seq)</text:p>
                <draw:g>
                  <svg:desc>Sheet1.C13:Sheet1.C13</svg:desc>
                </draw:g>
              </table:table-cell>
              <table:table-cell office:value-type="string">
                <text:p>ubm (par)</text:p>
                <draw:g>
                  <svg:desc>Sheet1.D13:Sheet1.D13</svg:desc>
                </draw:g>
              </table:table-cell>
              <table:table-cell office:value-type="string">
                <text:p>ibm (par)</text:p>
                <draw:g>
                  <svg:desc>Sheet1.E13:Sheet1.E13</svg:desc>
                </draw:g>
              </table:table-cell>
              <table:table-cell office:value-type="string">
                <text:p>ubm1 (dist)</text:p>
                <draw:g>
                  <svg:desc>Sheet1.F13:Sheet1.F13</svg:desc>
                </draw:g>
              </table:table-cell>
              <table:table-cell office:value-type="string">
                <text:p>ubm2 (dist)</text:p>
                <draw:g>
                  <svg:desc>Sheet1.G13:Sheet1.G13</svg:desc>
                </draw:g>
              </table:table-cell>
              <table:table-cell office:value-type="string">
                <text:p>ibm1 (dist)</text:p>
                <draw:g>
                  <svg:desc>Sheet1.H13:Sheet1.H13</svg:desc>
                </draw:g>
              </table:table-cell>
              <table:table-cell office:value-type="string">
                <text:p>ibm2 (dist)</text:p>
                <draw:g>
                  <svg:desc>Sheet1.I13:Sheet1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– 4798</text:p>
                <draw:g>
                  <svg:desc>Sheet1.A14:Sheet1.A16</svg:desc>
                </draw:g>
              </table:table-cell>
              <table:table-cell office:value-type="float" office:value="58175">
                <text:p>58175</text:p>
                <draw:g>
                  <svg:desc>Sheet1.B14:Sheet1.B16</svg:desc>
                </draw:g>
              </table:table-cell>
              <table:table-cell office:value-type="float" office:value="95395">
                <text:p>95395</text:p>
                <draw:g>
                  <svg:desc>Sheet1.C14:Sheet1.C16</svg:desc>
                </draw:g>
              </table:table-cell>
              <table:table-cell office:value-type="float" office:value="53851">
                <text:p>53851</text:p>
                <draw:g>
                  <svg:desc>Sheet1.D14:Sheet1.D16</svg:desc>
                </draw:g>
              </table:table-cell>
              <table:table-cell office:value-type="float" office:value="52474">
                <text:p>52474</text:p>
                <draw:g>
                  <svg:desc>Sheet1.E14:Sheet1.E16</svg:desc>
                </draw:g>
              </table:table-cell>
              <table:table-cell office:value-type="float" office:value="32020">
                <text:p>32020</text:p>
                <draw:g>
                  <svg:desc>Sheet1.F14:Sheet1.F16</svg:desc>
                </draw:g>
              </table:table-cell>
              <table:table-cell office:value-type="float" office:value="42351">
                <text:p>42351</text:p>
                <draw:g>
                  <svg:desc>Sheet1.G14:Sheet1.G16</svg:desc>
                </draw:g>
              </table:table-cell>
              <table:table-cell office:value-type="float" office:value="7790">
                <text:p>7790</text:p>
                <draw:g>
                  <svg:desc>Sheet1.H14:Sheet1.H16</svg:desc>
                </draw:g>
              </table:table-cell>
              <table:table-cell office:value-type="float" office:value="7126">
                <text:p>7126</text:p>
                <draw:g>
                  <svg:desc>Sheet1.I14:Sheet1.I16</svg:desc>
                </draw:g>
              </table:table-cell>
            </table:table-row>
            <table:table-row>
              <table:table-cell office:value-type="string">
                <text:p>50 – 5679</text:p>
              </table:table-cell>
              <table:table-cell office:value-type="float" office:value="655528">
                <text:p>655528</text:p>
              </table:table-cell>
              <table:table-cell office:value-type="float" office:value="732643">
                <text:p>732643</text:p>
              </table:table-cell>
              <table:table-cell office:value-type="float" office:value="359120">
                <text:p>359120</text:p>
              </table:table-cell>
              <table:table-cell office:value-type="float" office:value="376764">
                <text:p>376764</text:p>
              </table:table-cell>
              <table:table-cell office:value-type="float" office:value="95183">
                <text:p>95183</text:p>
              </table:table-cell>
              <table:table-cell office:value-type="float" office:value="213722">
                <text:p>213722</text:p>
              </table:table-cell>
              <table:table-cell office:value-type="float" office:value="98225">
                <text:p>98225</text:p>
              </table:table-cell>
              <table:table-cell office:value-type="float" office:value="27701">
                <text:p>27701</text:p>
              </table:table-cell>
            </table:table-row>
            <table:table-row>
              <table:table-cell office:value-type="string">
                <text:p>100 – 6620</text:p>
              </table:table-cell>
              <table:table-cell office:value-type="float" office:value="1453406">
                <text:p>1453406</text:p>
              </table:table-cell>
              <table:table-cell office:value-type="float" office:value="1803859">
                <text:p>1803859</text:p>
              </table:table-cell>
              <table:table-cell office:value-type="float" office:value="733755">
                <text:p>733755</text:p>
              </table:table-cell>
              <table:table-cell office:value-type="float" office:value="1061279">
                <text:p>1061279</text:p>
              </table:table-cell>
              <table:table-cell office:value-type="float" office:value="147121">
                <text:p>147121</text:p>
              </table:table-cell>
              <table:table-cell office:value-type="float" office:value="424269">
                <text:p>424269</text:p>
              </table:table-cell>
              <table:table-cell office:value-type="float" office:value="193660">
                <text:p>193660</text:p>
              </table:table-cell>
              <table:table-cell office:value-type="float" office:value="68685">
                <text:p>686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74cm" svg:y="0.316cm" chart:style-name="ch2">
          <text:p>Execution times (ms) with 10 test users</text:p>
        </chart:title>
        <chart:legend chart:legend-position="end" svg:x="12.936cm" svg:y="2.458cm" style:legend-expansion="high" chart:style-name="ch3"/>
        <chart:plot-area chart:style-name="ch4" table:cell-range-address="Sheet1.A19:Sheet1.I24 Sheet1.B18:Sheet1.I18" chart:data-source-has-labels="both" svg:x="1.331cm" svg:y="1.275cm" svg:width="11.285cm" svg:height="6.564cm">
          <chart:coordinate-region svg:x="2.878cm" svg:y="1.474cm" svg:width="9.598cm" svg:height="4.375cm"/>
          <chart:axis chart:dimension="x" chart:name="primary-x" chart:style-name="ch5" chartooo:axis-type="auto">
            <chartooo:date-scale/>
            <chart:title svg:x="5.593cm" svg:y="8.019cm" chart:style-name="ch6">
              <text:p>train users - songs</text:p>
            </chart:title>
            <chart:categories table:cell-range-address="Sheet1.A19:Sheet1.A24"/>
          </chart:axis>
          <chart:axis chart:dimension="x" chart:name="secondary-x" chart:style-name="ch7"/>
          <chart:axis chart:dimension="y" chart:name="primary-y" chart:style-name="ch5">
            <chart:title svg:x="0.451cm" svg:y="4.826cm" chart:style-name="ch8">
              <text:p>ms</text:p>
            </chart:title>
            <chart:grid chart:style-name="ch9" chart:class="major"/>
          </chart:axis>
          <chart:series chart:style-name="ch10" chart:values-cell-range-address="Sheet1.B19:Sheet1.B24" chart:label-cell-address="Sheet1.B18:Sheet1.B18" chart:class="chart:line">
            <chart:data-point chart:repeated="6"/>
          </chart:series>
          <chart:series chart:style-name="ch11" chart:values-cell-range-address="Sheet1.C19:Sheet1.C24" chart:label-cell-address="Sheet1.C18:Sheet1.C18" chart:class="chart:line">
            <chart:data-point chart:repeated="6"/>
          </chart:series>
          <chart:series chart:style-name="ch12" chart:values-cell-range-address="Sheet1.D19:Sheet1.D24" chart:label-cell-address="Sheet1.D18:Sheet1.D18" chart:class="chart:line">
            <chart:data-point chart:repeated="6"/>
          </chart:series>
          <chart:series chart:style-name="ch13" chart:values-cell-range-address="Sheet1.E19:Sheet1.E24" chart:label-cell-address="Sheet1.E18:Sheet1.E18" chart:class="chart:line">
            <chart:data-point chart:repeated="6"/>
          </chart:series>
          <chart:series chart:style-name="ch14" chart:values-cell-range-address="Sheet1.F19:Sheet1.F24" chart:label-cell-address="Sheet1.F18:Sheet1.F18" chart:class="chart:line">
            <chart:data-point chart:repeated="6"/>
          </chart:series>
          <chart:series chart:style-name="ch15" chart:values-cell-range-address="Sheet1.G19:Sheet1.G24" chart:label-cell-address="Sheet1.G18:Sheet1.G18" chart:class="chart:line">
            <chart:data-point chart:repeated="6"/>
          </chart:series>
          <chart:series chart:style-name="ch16" chart:values-cell-range-address="Sheet1.H19:Sheet1.H24" chart:label-cell-address="Sheet1.H18:Sheet1.H18" chart:class="chart:line">
            <chart:data-point chart:repeated="6"/>
          </chart:series>
          <chart:series chart:style-name="ch17" chart:values-cell-range-address="Sheet1.I19:Sheet1.I24" chart:label-cell-address="Sheet1.I18:Sheet1.I18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 (seq)</text:p>
                <draw:g>
                  <svg:desc>Sheet1.B18:Sheet1.B18</svg:desc>
                </draw:g>
              </table:table-cell>
              <table:table-cell office:value-type="string">
                <text:p>ibm (seq)</text:p>
                <draw:g>
                  <svg:desc>Sheet1.C18:Sheet1.C18</svg:desc>
                </draw:g>
              </table:table-cell>
              <table:table-cell office:value-type="string">
                <text:p>ubm (par)</text:p>
                <draw:g>
                  <svg:desc>Sheet1.D18:Sheet1.D18</svg:desc>
                </draw:g>
              </table:table-cell>
              <table:table-cell office:value-type="string">
                <text:p>ibm (par)</text:p>
                <draw:g>
                  <svg:desc>Sheet1.E18:Sheet1.E18</svg:desc>
                </draw:g>
              </table:table-cell>
              <table:table-cell office:value-type="string">
                <text:p>ubm1 (dist)</text:p>
                <draw:g>
                  <svg:desc>Sheet1.F18:Sheet1.F18</svg:desc>
                </draw:g>
              </table:table-cell>
              <table:table-cell office:value-type="string">
                <text:p>ubm2 (dist)</text:p>
                <draw:g>
                  <svg:desc>Sheet1.G18:Sheet1.G18</svg:desc>
                </draw:g>
              </table:table-cell>
              <table:table-cell office:value-type="string">
                <text:p>ibm1 (dist)</text:p>
                <draw:g>
                  <svg:desc>Sheet1.H18:Sheet1.H18</svg:desc>
                </draw:g>
              </table:table-cell>
              <table:table-cell office:value-type="string">
                <text:p>ibm2 (dist)</text:p>
                <draw:g>
                  <svg:desc>Sheet1.I18:Sheet1.I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– 4798</text:p>
                <draw:g>
                  <svg:desc>Sheet1.A19:Sheet1.A24</svg:desc>
                </draw:g>
              </table:table-cell>
              <table:table-cell office:value-type="float" office:value="58175">
                <text:p>58175</text:p>
                <draw:g>
                  <svg:desc>Sheet1.B19:Sheet1.B24</svg:desc>
                </draw:g>
              </table:table-cell>
              <table:table-cell office:value-type="float" office:value="95395">
                <text:p>95395</text:p>
                <draw:g>
                  <svg:desc>Sheet1.C19:Sheet1.C24</svg:desc>
                </draw:g>
              </table:table-cell>
              <table:table-cell office:value-type="float" office:value="53851">
                <text:p>53851</text:p>
                <draw:g>
                  <svg:desc>Sheet1.D19:Sheet1.D24</svg:desc>
                </draw:g>
              </table:table-cell>
              <table:table-cell office:value-type="float" office:value="52474">
                <text:p>52474</text:p>
                <draw:g>
                  <svg:desc>Sheet1.E19:Sheet1.E24</svg:desc>
                </draw:g>
              </table:table-cell>
              <table:table-cell office:value-type="float" office:value="32020">
                <text:p>32020</text:p>
                <draw:g>
                  <svg:desc>Sheet1.F19:Sheet1.F24</svg:desc>
                </draw:g>
              </table:table-cell>
              <table:table-cell office:value-type="float" office:value="42351">
                <text:p>42351</text:p>
                <draw:g>
                  <svg:desc>Sheet1.G19:Sheet1.G24</svg:desc>
                </draw:g>
              </table:table-cell>
              <table:table-cell office:value-type="float" office:value="7790">
                <text:p>7790</text:p>
                <draw:g>
                  <svg:desc>Sheet1.H19:Sheet1.H24</svg:desc>
                </draw:g>
              </table:table-cell>
              <table:table-cell office:value-type="float" office:value="7126">
                <text:p>7126</text:p>
                <draw:g>
                  <svg:desc>Sheet1.I19:Sheet1.I24</svg:desc>
                </draw:g>
              </table:table-cell>
            </table:table-row>
            <table:table-row>
              <table:table-cell office:value-type="string">
                <text:p>200 – 8763</text:p>
              </table:table-cell>
              <table:table-cell office:value-type="float" office:value="272104">
                <text:p>272104</text:p>
              </table:table-cell>
              <table:table-cell office:value-type="float" office:value="249830">
                <text:p>249830</text:p>
              </table:table-cell>
              <table:table-cell office:value-type="float" office:value="146988">
                <text:p>146988</text:p>
              </table:table-cell>
              <table:table-cell office:value-type="float" office:value="113650">
                <text:p>113650</text:p>
              </table:table-cell>
              <table:table-cell office:value-type="float" office:value="59725">
                <text:p>59725</text:p>
              </table:table-cell>
              <table:table-cell office:value-type="float" office:value="95462">
                <text:p>95462</text:p>
              </table:table-cell>
              <table:table-cell office:value-type="float" office:value="47734">
                <text:p>47734</text:p>
              </table:table-cell>
              <table:table-cell office:value-type="float" office:value="18244">
                <text:p>18244</text:p>
              </table:table-cell>
            </table:table-row>
            <table:table-row>
              <table:table-cell office:value-type="string">
                <text:p>300 – 11660 </text:p>
              </table:table-cell>
              <table:table-cell office:value-type="float" office:value="513474">
                <text:p>513474</text:p>
              </table:table-cell>
              <table:table-cell office:value-type="float" office:value="635022">
                <text:p>635022</text:p>
              </table:table-cell>
              <table:table-cell office:value-type="float" office:value="220897">
                <text:p>220897</text:p>
              </table:table-cell>
              <table:table-cell office:value-type="float" office:value="378365">
                <text:p>378365</text:p>
              </table:table-cell>
              <table:table-cell office:value-type="float" office:value="162974">
                <text:p>162974</text:p>
              </table:table-cell>
              <table:table-cell office:value-type="float" office:value="202068">
                <text:p>202068</text:p>
              </table:table-cell>
              <table:table-cell office:value-type="float" office:value="109075">
                <text:p>109075</text:p>
              </table:table-cell>
              <table:table-cell office:value-type="float" office:value="42347">
                <text:p>42347</text:p>
              </table:table-cell>
            </table:table-row>
            <table:table-row>
              <table:table-cell office:value-type="string">
                <text:p>400 – 14497</text:p>
              </table:table-cell>
              <table:table-cell office:value-type="float" office:value="832376">
                <text:p>832376</text:p>
              </table:table-cell>
              <table:table-cell office:value-type="float" office:value="625668">
                <text:p>625668</text:p>
              </table:table-cell>
              <table:table-cell office:value-type="float" office:value="384275">
                <text:p>384275</text:p>
              </table:table-cell>
              <table:table-cell office:value-type="float" office:value="301811">
                <text:p>301811</text:p>
              </table:table-cell>
              <table:table-cell office:value-type="float" office:value="155877">
                <text:p>155877</text:p>
              </table:table-cell>
              <table:table-cell office:value-type="float" office:value="125346">
                <text:p>125346</text:p>
              </table:table-cell>
              <table:table-cell office:value-type="float" office:value="70841">
                <text:p>70841</text:p>
              </table:table-cell>
              <table:table-cell office:value-type="float" office:value="66695">
                <text:p>66695</text:p>
              </table:table-cell>
            </table:table-row>
            <table:table-row>
              <table:table-cell office:value-type="string">
                <text:p>500 – 16785</text:p>
              </table:table-cell>
              <table:table-cell office:value-type="float" office:value="1635081">
                <text:p>1635081</text:p>
              </table:table-cell>
              <table:table-cell office:value-type="float" office:value="1334183">
                <text:p>1334183</text:p>
              </table:table-cell>
              <table:table-cell office:value-type="float" office:value="799185">
                <text:p>799185</text:p>
              </table:table-cell>
              <table:table-cell office:value-type="float" office:value="622275">
                <text:p>622275</text:p>
              </table:table-cell>
              <table:table-cell office:value-type="float" office:value="313024">
                <text:p>313024</text:p>
              </table:table-cell>
              <table:table-cell office:value-type="float" office:value="250710">
                <text:p>250710</text:p>
              </table:table-cell>
              <table:table-cell office:value-type="float" office:value="138590">
                <text:p>138590</text:p>
              </table:table-cell>
              <table:table-cell office:value-type="float" office:value="114828">
                <text:p>114828</text:p>
              </table:table-cell>
            </table:table-row>
            <table:table-row>
              <table:table-cell office:value-type="string">
                <text:p>1000 – 1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4891">
                <text:p>1484891</text:p>
              </table:table-cell>
              <table:table-cell office:value-type="float" office:value="1420594">
                <text:p>1420594</text:p>
              </table:table-cell>
              <table:table-cell office:value-type="float" office:value="574715">
                <text:p>574715</text:p>
              </table:table-cell>
              <table:table-cell office:value-type="float" office:value="606498">
                <text:p>6064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6cm" svg:y="0.316cm" chart:style-name="ch2">
          <text:p>Models mAP</text:p>
        </chart:title>
        <chart:legend chart:legend-position="end" svg:x="14.584cm" svg:y="3.205cm" style:legend-expansion="high" chart:style-name="ch3"/>
        <chart:plot-area chart:style-name="ch4" table:cell-range-address="Sheet1.A27:Sheet1.B31" chart:data-source-has-labels="both" svg:x="0.32cm" svg:y="1.275cm" svg:width="13.944cm" svg:height="7.545cm">
          <chart:coordinate-region svg:x="1.232cm" svg:y="1.474cm" svg:width="13.032cm" svg:height="7.147cm"/>
          <chart:axis chart:dimension="x" chart:name="primary-x" chart:style-name="ch5" chartooo:axis-type="auto">
            <chartooo:date-scale/>
            <chart:categories table:cell-range-address="Sheet1.A27:Sheet1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7:Sheet1.B27" chart:label-cell-address="Sheet1.A27:Sheet1.A27" chart:class="chart:bar">
            <chart:data-point/>
          </chart:series>
          <chart:series chart:style-name="ch9" chart:values-cell-range-address="Sheet1.B28:Sheet1.B28" chart:label-cell-address="Sheet1.A28:Sheet1.A28" chart:class="chart:bar">
            <chart:data-point/>
          </chart:series>
          <chart:series chart:style-name="ch10" chart:values-cell-range-address="Sheet1.B29:Sheet1.B29" chart:label-cell-address="Sheet1.A29:Sheet1.A29" chart:class="chart:bar">
            <chart:data-point/>
          </chart:series>
          <chart:series chart:style-name="ch11" chart:values-cell-range-address="Sheet1.B30:Sheet1.B30" chart:label-cell-address="Sheet1.A30:Sheet1.A30" chart:class="chart:bar">
            <chart:data-point/>
          </chart:series>
          <chart:series chart:style-name="ch12" chart:values-cell-range-address="Sheet1.B31:Sheet1.B31" chart:label-cell-address="Sheet1.A31:Sheet1.A3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</text:p>
                <draw:g>
                  <svg:desc>Sheet1.A27:Sheet1.A27</svg:desc>
                </draw:g>
              </table:table-cell>
              <table:table-cell office:value-type="string">
                <text:p>ibm</text:p>
                <draw:g>
                  <svg:desc>Sheet1.A28:Sheet1.A28</svg:desc>
                </draw:g>
              </table:table-cell>
              <table:table-cell office:value-type="string">
                <text:p>lcm</text:p>
                <draw:g>
                  <svg:desc>Sheet1.A29:Sheet1.A29</svg:desc>
                </draw:g>
              </table:table-cell>
              <table:table-cell office:value-type="string">
                <text:p>am</text:p>
                <draw:g>
                  <svg:desc>Sheet1.A30:Sheet1.A30</svg:desc>
                </draw:g>
              </table:table-cell>
              <table:table-cell office:value-type="string">
                <text:p>scm</text:p>
                <draw:g>
                  <svg:desc>Sheet1.A31:Sheet1.A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m</text:p>
                <text:list>
                  <text:list-item>
                    <text:p/>
                  </text:list-item>
                  <text:list-item>
                    <text:p>ubm</text:p>
                  </text:list-item>
                </text:list>
                <draw:g>
                  <svg:desc>Sheet1.A27:Sheet1.A31</svg:desc>
                </draw:g>
              </table:table-cell>
              <table:table-cell office:value-type="float" office:value="0.0385800219">
                <text:p>0.0385800219</text:p>
                <draw:g>
                  <svg:desc>Sheet1.B27:Sheet1.B27</svg:desc>
                </draw:g>
              </table:table-cell>
              <table:table-cell office:value-type="float" office:value="0.142942848">
                <text:p>0.142942848</text:p>
                <draw:g>
                  <svg:desc>Sheet1.B28:Sheet1.B28</svg:desc>
                </draw:g>
              </table:table-cell>
              <table:table-cell office:value-type="float" office:value="0.1369886698">
                <text:p>0.1369886698</text:p>
                <draw:g>
                  <svg:desc>Sheet1.B29:Sheet1.B29</svg:desc>
                </draw:g>
              </table:table-cell>
              <table:table-cell office:value-type="float" office:value="0.0950991402">
                <text:p>0.0950991402</text:p>
                <draw:g>
                  <svg:desc>Sheet1.B30:Sheet1.B30</svg:desc>
                </draw:g>
              </table:table-cell>
              <table:table-cell office:value-type="float" office:value="0.101490377">
                <text:p>0.101490377</text:p>
                <draw:g>
                  <svg:desc>Sheet1.B31:Sheet1.B3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